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ide" table:style-name="ta1">
        <table:shapes>
          <draw:frame draw:z-index="0" draw:style-name="gr1" draw:text-style-name="P1" svg:width="282.88mm" svg:height="145.55mm" svg:x="206.18mm" svg:y="21.63mm">
            <draw:object draw:notify-on-update-of-ranges="inside.D6:inside.D28 inside.G5:inside.G5 inside.G6:inside.G28 inside.D6:inside.D28 inside.E5:inside.E5 inside.E6:inside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u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SO</text:p>
          </table:table-cell>
          <table:table-cell table:style-name="ce2" office:value-type="float" office:value="800" calcext:value-type="float">
            <text:p>800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d = lux*m²</text:p>
          </table:table-cell>
          <table:table-cell table:formula="of:=15*POWER(0.3;2)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 stop</text:p>
          </table:table-cell>
          <table:table-cell office:value-type="string" calcext:value-type="string">
            <text:p>dslr speed</text:p>
          </table:table-cell>
          <table:table-cell/>
          <table:table-cell office:value-type="string" calcext:value-type="string">
            <text:p>formula speed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1/125" office:value-type="float" office:value="0.008" calcext:value-type="float">
            <text:p>0,008</text:p>
          </table:table-cell>
          <table:table-cell office:value-type="float" office:value="1.8" calcext:value-type="float">
            <text:p>1,8</text:p>
          </table:table-cell>
          <table:table-cell table:formula="of:=(POWER([.F6];2)*[.G1])/([.B1]*[.D1])" office:value-type="float" office:value="0.0081" calcext:value-type="float">
            <text:p>0,008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formula="of:=(POWER([.F7];2)*[.G1])/([.B1]*[.D1])" office:value-type="float" office:value="0.01" calcext:value-type="float">
            <text:p>0,01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1/80" office:value-type="float" office:value="0.0125" calcext:value-type="float">
            <text:p>0,0125</text:p>
          </table:table-cell>
          <table:table-cell office:value-type="float" office:value="2.2" calcext:value-type="float">
            <text:p>2,2</text:p>
          </table:table-cell>
          <table:table-cell table:formula="of:=(POWER([.F8];2)*[.G1])/([.B1]*[.D1])" office:value-type="float" office:value="0.0121" calcext:value-type="float">
            <text:p>0,0121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2.5" calcext:value-type="float">
            <text:p>2,5</text:p>
          </table:table-cell>
          <table:table-cell table:formula="of:=(POWER([.F9];2)*[.G1])/([.B1]*[.D1])" office:value-type="float" office:value="0.015625" calcext:value-type="float">
            <text:p>0,015625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1/50" office:value-type="float" office:value="0.02" calcext:value-type="float">
            <text:p>0,02</text:p>
          </table:table-cell>
          <table:table-cell office:value-type="float" office:value="2.8" calcext:value-type="float">
            <text:p>2,8</text:p>
          </table:table-cell>
          <table:table-cell table:formula="of:=(POWER([.F10];2)*[.G1])/([.B1]*[.D1])" office:value-type="float" office:value="0.0196" calcext:value-type="float">
            <text:p>0,0196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1/40" office:value-type="float" office:value="0.025" calcext:value-type="float">
            <text:p>0,025</text:p>
          </table:table-cell>
          <table:table-cell office:value-type="float" office:value="3.2" calcext:value-type="float">
            <text:p>3,2</text:p>
          </table:table-cell>
          <table:table-cell table:formula="of:=(POWER([.F11];2)*[.G1])/([.B1]*[.D1])" office:value-type="float" office:value="0.0256" calcext:value-type="float">
            <text:p>0,0256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1/30" office:value-type="float" office:value="0.0333333333333333" calcext:value-type="float">
            <text:p>0,033333333333333</text:p>
          </table:table-cell>
          <table:table-cell office:value-type="float" office:value="3.5" calcext:value-type="float">
            <text:p>3,5</text:p>
          </table:table-cell>
          <table:table-cell table:formula="of:=(POWER([.F12];2)*[.G1])/([.B1]*[.D1])" office:value-type="float" office:value="0.030625" calcext:value-type="float">
            <text:p>0,0306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1/25"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table:formula="of:=(POWER([.F13];2)*[.G1])/([.B1]*[.D1])" office:value-type="float" office:value="0.04" calcext:value-type="float">
            <text:p>0,04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1/20" office:value-type="float" office:value="0.05" calcext:value-type="float">
            <text:p>0,05</text:p>
          </table:table-cell>
          <table:table-cell office:value-type="float" office:value="4.5" calcext:value-type="float">
            <text:p>4,5</text:p>
          </table:table-cell>
          <table:table-cell table:formula="of:=(POWER([.F14];2)*[.G1])/([.B1]*[.D1])" office:value-type="float" office:value="0.050625" calcext:value-type="float">
            <text:p>0,05062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/15" office:value-type="float" office:value="0.0666666666666667" calcext:value-type="float">
            <text:p>0,066666666666667</text:p>
          </table:table-cell>
          <table:table-cell office:value-type="float" office:value="5" calcext:value-type="float">
            <text:p>5</text:p>
          </table:table-cell>
          <table:table-cell table:formula="of:=(POWER([.F15];2)*[.G1])/([.B1]*[.D1])" office:value-type="float" office:value="0.0625" calcext:value-type="float">
            <text:p>0,0625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office:value-type="float" office:value="5.6" calcext:value-type="float">
            <text:p>5,6</text:p>
          </table:table-cell>
          <table:table-cell table:formula="of:=(POWER([.F16];2)*[.G1])/([.B1]*[.D1])" office:value-type="float" office:value="0.0784" calcext:value-type="float">
            <text:p>0,0784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1/10"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table:formula="of:=(POWER([.F17];2)*[.G1])/([.B1]*[.D1])" office:value-type="float" office:value="0.099225" calcext:value-type="float">
            <text:p>0,09922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1/8" office:value-type="float" office:value="0.125" calcext:value-type="float">
            <text:p>0,125</text:p>
          </table:table-cell>
          <table:table-cell office:value-type="float" office:value="7" calcext:value-type="float">
            <text:p>7</text:p>
          </table:table-cell>
          <table:table-cell table:formula="of:=(POWER([.F18];2)*[.G1])/([.B1]*[.D1])" office:value-type="float" office:value="0.1225" calcext:value-type="float">
            <text:p>0,122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8" calcext:value-type="float">
            <text:p>8</text:p>
          </table:table-cell>
          <table:table-cell table:formula="of:=(POWER([.F19];2)*[.G1])/([.B1]*[.D1])" office:value-type="float" office:value="0.16" calcext:value-type="float">
            <text:p>0,1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table:formula="of:=(POWER([.F20];2)*[.G1])/([.B1]*[.D1])" office:value-type="float" office:value="0.2025" calcext:value-type="float">
            <text:p>0,202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1/4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table:formula="of:=(POWER([.F21];2)*[.G1])/([.B1]*[.D1])" office:value-type="float" office:value="0.25" calcext:value-type="float">
            <text:p>0,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table:formula="of:=(POWER([.F22];2)*[.G1])/([.B1]*[.D1])" office:value-type="float" office:value="0.3025" calcext:value-type="float">
            <text:p>0,302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table:formula="of:=(POWER([.F23];2)*[.G1])/([.B1]*[.D1])" office:value-type="float" office:value="0.4225" calcext:value-type="float">
            <text:p>0,422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table:formula="of:=(POWER([.F24];2)*[.G1])/([.B1]*[.D1])" office:value-type="float" office:value="0.49" calcext:value-type="float">
            <text:p>0,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table:formula="of:=(POWER([.F25];2)*[.G1])/([.B1]*[.D1])" office:value-type="float" office:value="0.64" calcext:value-type="float">
            <text:p>0,6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table:formula="of:=(POWER([.F26];2)*[.G1])/([.B1]*[.D1])" office:value-type="float" office:value="0.81" calcext:value-type="float">
            <text:p>0,8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POWER([.F27];2)*[.G1])/([.B1]*[.D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office:value-type="float" office:value="22" calcext:value-type="float">
            <text:p>22</text:p>
          </table:table-cell>
          <table:table-cell table:formula="of:=(POWER([.F28];2)*[.G1])/([.B1]*[.D1])" office:value-type="float" office:value="1.21" calcext:value-type="float">
            <text:p>1,2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Reflective exposure K-value calculation 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lr speed have been shot with a Canon 550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a 50mm fixed le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nual mode, ISO 800, both on DSLR and me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 stop fixed and picture took with grey card 18 % on full fr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zoom, and histogram for R, G, B on the better possible midd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n used the lux meter, on same spot of the DSLR, noted the l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tried to match the best possible the DSLR curv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://www.dspielman.com/Gray_Card/ANSI_PH3_49_1971.PDF" xlink:type="simple">http://www.dspielman.com/Gray_Card/ANSI_PH3_49_1971.PD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2Ev = A²/t</text:p>
          </table:table-cell>
          <table:table-cell table:formula="of:=POWER([.F25];2)/[.G25]" office:value-type="float" office:value="400" calcext:value-type="float">
            <text:p>400</text:p>
          </table:table-cell>
          <table:table-cell office:value-type="string" calcext:value-type="string">
            <text:p>← 2E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 = K*2Ev/L</text:p>
          </table:table-cell>
          <table:table-cell table:formula="of:=([.G1]*[.F43])/[.B1]" office:value-type="float" office:value="800" calcext:value-type="float">
            <text:p>800</text:p>
          </table:table-cell>
          <table:table-cell office:value-type="string" calcext:value-type="string">
            <text:p>← S, ISO</text:p>
          </table:table-cell>
        </table:table-row>
      </table:table>
      <table:table table:name="outside_1" table:style-name="ta1">
        <table:shapes>
          <draw:frame draw:z-index="0" draw:style-name="gr1" draw:text-style-name="P1" svg:width="282.88mm" svg:height="145.55mm" svg:x="206.18mm" svg:y="21.63mm">
            <draw:object draw:notify-on-update-of-ranges="outside_1.D6:outside_1.D28 outside_1.G5:outside_1.G5 outside_1.G6:outside_1.G28 outside_1.D6:outside_1.D28 outside_1.E5:outside_1.E5 outside_1.E6:outside_1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u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SO</text:p>
          </table:table-cell>
          <table:table-cell table:style-name="ce2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d = lux*m²</text:p>
          </table:table-cell>
          <table:table-cell table:formula="of:=15*POWER(0.3;2)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 stop</text:p>
          </table:table-cell>
          <table:table-cell office:value-type="string" calcext:value-type="string">
            <text:p>dslr speed</text:p>
          </table:table-cell>
          <table:table-cell/>
          <table:table-cell office:value-type="string" calcext:value-type="string">
            <text:p>formula speed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1/125" office:value-type="float" office:value="0.008" calcext:value-type="float">
            <text:p>0,008</text:p>
          </table:table-cell>
          <table:table-cell office:value-type="float" office:value="1.8" calcext:value-type="float">
            <text:p>1,8</text:p>
          </table:table-cell>
          <table:table-cell table:formula="of:=(POWER([.F6];2)*[.G1])/([.B1]*[.D1])" office:value-type="float" office:value="0.0162" calcext:value-type="float">
            <text:p>0,016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formula="of:=(POWER([.F7];2)*[.G1])/([.B1]*[.D1])" office:value-type="float" office:value="0.02" calcext:value-type="float">
            <text:p>0,02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1/80" office:value-type="float" office:value="0.0125" calcext:value-type="float">
            <text:p>0,0125</text:p>
          </table:table-cell>
          <table:table-cell office:value-type="float" office:value="2.2" calcext:value-type="float">
            <text:p>2,2</text:p>
          </table:table-cell>
          <table:table-cell table:formula="of:=(POWER([.F8];2)*[.G1])/([.B1]*[.D1])" office:value-type="float" office:value="0.0242" calcext:value-type="float">
            <text:p>0,0242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 office:value-type="float" office:value="2.5" calcext:value-type="float">
            <text:p>2,5</text:p>
          </table:table-cell>
          <table:table-cell table:formula="of:=(POWER([.F9];2)*[.G1])/([.B1]*[.D1])" office:value-type="float" office:value="0.03125" calcext:value-type="float">
            <text:p>0,03125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1/50" office:value-type="float" office:value="0.02" calcext:value-type="float">
            <text:p>0,02</text:p>
          </table:table-cell>
          <table:table-cell office:value-type="float" office:value="2.8" calcext:value-type="float">
            <text:p>2,8</text:p>
          </table:table-cell>
          <table:table-cell table:formula="of:=(POWER([.F10];2)*[.G1])/([.B1]*[.D1])" office:value-type="float" office:value="0.0392" calcext:value-type="float">
            <text:p>0,0392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1/40" office:value-type="float" office:value="0.025" calcext:value-type="float">
            <text:p>0,025</text:p>
          </table:table-cell>
          <table:table-cell office:value-type="float" office:value="3.2" calcext:value-type="float">
            <text:p>3,2</text:p>
          </table:table-cell>
          <table:table-cell table:formula="of:=(POWER([.F11];2)*[.G1])/([.B1]*[.D1])" office:value-type="float" office:value="0.0512" calcext:value-type="float">
            <text:p>0,0512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1/30" office:value-type="float" office:value="0.0333333333333333" calcext:value-type="float">
            <text:p>0,033333333333333</text:p>
          </table:table-cell>
          <table:table-cell office:value-type="float" office:value="3.5" calcext:value-type="float">
            <text:p>3,5</text:p>
          </table:table-cell>
          <table:table-cell table:formula="of:=(POWER([.F12];2)*[.G1])/([.B1]*[.D1])" office:value-type="float" office:value="0.06125" calcext:value-type="float">
            <text:p>0,06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1/25"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table:formula="of:=(POWER([.F13];2)*[.G1])/([.B1]*[.D1])" office:value-type="float" office:value="0.08" calcext:value-type="float">
            <text:p>0,08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1/20" office:value-type="float" office:value="0.05" calcext:value-type="float">
            <text:p>0,05</text:p>
          </table:table-cell>
          <table:table-cell office:value-type="float" office:value="4.5" calcext:value-type="float">
            <text:p>4,5</text:p>
          </table:table-cell>
          <table:table-cell table:formula="of:=(POWER([.F14];2)*[.G1])/([.B1]*[.D1])" office:value-type="float" office:value="0.10125" calcext:value-type="float">
            <text:p>0,1012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1/15" office:value-type="float" office:value="0.0666666666666667" calcext:value-type="float">
            <text:p>0,066666666666667</text:p>
          </table:table-cell>
          <table:table-cell office:value-type="float" office:value="5" calcext:value-type="float">
            <text:p>5</text:p>
          </table:table-cell>
          <table:table-cell table:formula="of:=(POWER([.F15];2)*[.G1])/([.B1]*[.D1])" office:value-type="float" office:value="0.125" calcext:value-type="float">
            <text:p>0,125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office:value-type="float" office:value="5.6" calcext:value-type="float">
            <text:p>5,6</text:p>
          </table:table-cell>
          <table:table-cell table:formula="of:=(POWER([.F16];2)*[.G1])/([.B1]*[.D1])" office:value-type="float" office:value="0.1568" calcext:value-type="float">
            <text:p>0,1568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1/10"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table:formula="of:=(POWER([.F17];2)*[.G1])/([.B1]*[.D1])" office:value-type="float" office:value="0.19845" calcext:value-type="float">
            <text:p>0,1984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1/8" office:value-type="float" office:value="0.125" calcext:value-type="float">
            <text:p>0,125</text:p>
          </table:table-cell>
          <table:table-cell office:value-type="float" office:value="7" calcext:value-type="float">
            <text:p>7</text:p>
          </table:table-cell>
          <table:table-cell table:formula="of:=(POWER([.F18];2)*[.G1])/([.B1]*[.D1])" office:value-type="float" office:value="0.245" calcext:value-type="float">
            <text:p>0,24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8" calcext:value-type="float">
            <text:p>8</text:p>
          </table:table-cell>
          <table:table-cell table:formula="of:=(POWER([.F19];2)*[.G1])/([.B1]*[.D1])" office:value-type="float" office:value="0.32" calcext:value-type="float">
            <text:p>0,3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table:formula="of:=(POWER([.F20];2)*[.G1])/([.B1]*[.D1])" office:value-type="float" office:value="0.405" calcext:value-type="float">
            <text:p>0,40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1/4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table:formula="of:=(POWER([.F21];2)*[.G1])/([.B1]*[.D1])"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table:formula="of:=(POWER([.F22];2)*[.G1])/([.B1]*[.D1])" office:value-type="float" office:value="0.605" calcext:value-type="float">
            <text:p>0,60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table:formula="of:=(POWER([.F23];2)*[.G1])/([.B1]*[.D1])" office:value-type="float" office:value="0.845" calcext:value-type="float">
            <text:p>0,84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table:formula="of:=(POWER([.F24];2)*[.G1])/([.B1]*[.D1])" office:value-type="float" office:value="0.98" calcext:value-type="float">
            <text:p>0,9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table:formula="of:=(POWER([.F25];2)*[.G1])/([.B1]*[.D1])" office:value-type="float" office:value="1.28" calcext:value-type="float">
            <text:p>1,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table:formula="of:=(POWER([.F26];2)*[.G1])/([.B1]*[.D1])" office:value-type="float" office:value="1.62" calcext:value-type="float">
            <text:p>1,6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POWER([.F27];2)*[.G1])/([.B1]*[.D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office:value-type="float" office:value="22" calcext:value-type="float">
            <text:p>22</text:p>
          </table:table-cell>
          <table:table-cell table:formula="of:=(POWER([.F28];2)*[.G1])/([.B1]*[.D1])" office:value-type="float" office:value="2.42" calcext:value-type="float">
            <text:p>2,4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lens</text:p>
          </table:table-cell>
          <table:table-cell office:value-type="string" calcext:value-type="string">
            <text:p>00mm</text:p>
          </table:table-cell>
          <table:table-cell table:number-columns-repeated="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22:33:07.211051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7:38.113056016</meta:creation-date>
    <dc:date>2019-01-25T23:31:19.523503064</dc:date>
    <meta:editing-duration>PT1H45M42S</meta:editing-duration>
    <meta:editing-cycles>67</meta:editing-cycles>
    <meta:generator>LibreOffice/6.0.7.3$Linux_X86_64 LibreOffice_project/00m0$Build-3</meta:generator>
    <meta:document-statistic meta:table-count="2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1" chart:maximum="1.5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4.556cm" xlink:href=".." xlink:type="simple" chart:class="chart:scatter" chart:column-mapping="2 1" chart:style-name="ch1">
        <chart:legend chart:legend-position="end" svg:x="24.586cm" svg:y="6.712cm" style:legend-expansion="high" chart:style-name="ch2"/>
        <chart:plot-area chart:style-name="ch3" table:cell-range-address="inside.D6:inside.E28 inside.G5:inside.G28 inside.E5:inside.E5" chart:data-source-has-labels="row" svg:x="1.569cm" svg:y="0.291cm" svg:width="22.452cm" svg:height="13cm">
          <chartooo:coordinate-region svg:x="2.753cm" svg:y="0.291cm" svg:width="21.06cm" svg:height="12.335cm"/>
          <chart:axis chart:dimension="x" chart:name="primary-x" chart:style-name="ch4">
            <chart:title svg:x="12.362cm" svg:y="13.583cm" chart:style-name="ch5">
              <text:p>f stop</text:p>
            </chart:title>
          </chart:axis>
          <chart:axis chart:dimension="y" chart:name="primary-y" chart:style-name="ch6">
            <chart:title svg:x="0.451cm" svg:y="8.028cm" chart:style-name="ch7">
              <text:p>speed (seconds)</text:p>
            </chart:title>
            <chart:grid chart:style-name="ch8" chart:class="major"/>
          </chart:axis>
          <chart:series chart:style-name="ch9" chart:values-cell-range-address="inside.G6:inside.G28" chart:label-cell-address="inside.G5:inside.G5" chart:class="chart:scatter">
            <chart:domain table:cell-range-address="inside.D6:inside.D28"/>
            <chart:data-point chart:repeated="23"/>
          </chart:series>
          <chart:series chart:style-name="ch10" chart:values-cell-range-address="inside.E6:inside.E28" chart:label-cell-address="inside.E5:inside.E5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ormula speed</text:p>
                <draw:g>
                  <svg:desc>inside.G5:inside.G5</svg:desc>
                </draw:g>
              </table:table-cell>
              <table:table-cell office:value-type="string">
                <text:p>dslr speed</text:p>
                <draw:g>
                  <svg:desc>inside.E5:insid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inside.D6:inside.D28</svg:desc>
                </draw:g>
              </table:table-cell>
              <table:table-cell office:value-type="float" office:value="0.0081">
                <text:p>0.0081</text:p>
                <draw:g>
                  <svg:desc>inside.G6:inside.G28</svg:desc>
                </draw:g>
              </table:table-cell>
              <table:table-cell office:value-type="float" office:value="0.008">
                <text:p>0.008</text:p>
                <draw:g>
                  <svg:desc>inside.E6:inside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0121">
                <text:p>0.012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15625">
                <text:p>0.015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196">
                <text:p>0.019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0256">
                <text:p>0.02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30625">
                <text:p>0.0306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50625">
                <text:p>0.0506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84">
                <text:p>0.078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0.099225">
                <text:p>0.0992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225">
                <text:p>0.12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2025">
                <text:p>0.20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3025">
                <text:p>0.30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4225">
                <text:p>0.4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21">
                <text:p>1.21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01" chart:maximum="1.5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4.556cm" xlink:href=".." xlink:type="simple" chart:class="chart:scatter" chart:column-mapping="2 1" chart:style-name="ch1">
        <chart:legend chart:legend-position="end" svg:x="24.586cm" svg:y="6.712cm" style:legend-expansion="high" chart:style-name="ch2"/>
        <chart:plot-area chart:style-name="ch3" table:cell-range-address="outside_1.D6:outside_1.E28 outside_1.G5:outside_1.G28 outside_1.E5:outside_1.E5" chart:data-source-has-labels="row" svg:x="1.569cm" svg:y="0.291cm" svg:width="22.452cm" svg:height="13cm">
          <chartooo:coordinate-region svg:x="2.753cm" svg:y="0.291cm" svg:width="21.06cm" svg:height="12.335cm"/>
          <chart:axis chart:dimension="x" chart:name="primary-x" chart:style-name="ch4">
            <chart:title svg:x="12.362cm" svg:y="13.583cm" chart:style-name="ch5">
              <text:p>f stop</text:p>
            </chart:title>
          </chart:axis>
          <chart:axis chart:dimension="y" chart:name="primary-y" chart:style-name="ch6">
            <chart:title svg:x="0.451cm" svg:y="8.028cm" chart:style-name="ch7">
              <text:p>speed (seconds)</text:p>
            </chart:title>
            <chart:grid chart:style-name="ch8" chart:class="major"/>
          </chart:axis>
          <chart:series chart:style-name="ch9" chart:values-cell-range-address="outside_1.G6:outside_1.G28" chart:label-cell-address="outside_1.G5:outside_1.G5" chart:class="chart:scatter">
            <chart:domain table:cell-range-address="outside_1.D6:outside_1.D28"/>
            <chart:data-point chart:repeated="23"/>
          </chart:series>
          <chart:series chart:style-name="ch10" chart:values-cell-range-address="outside_1.E6:outside_1.E28" chart:label-cell-address="outside_1.E5:outside_1.E5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ormula speed</text:p>
                <draw:g>
                  <svg:desc>outside_1.G5:outside_1.G5</svg:desc>
                </draw:g>
              </table:table-cell>
              <table:table-cell office:value-type="string">
                <text:p>dslr speed</text:p>
                <draw:g>
                  <svg:desc>outside_1.E5:outside_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outside_1.D6:outside_1.D28</svg:desc>
                </draw:g>
              </table:table-cell>
              <table:table-cell office:value-type="float" office:value="0.0162">
                <text:p>0.0162</text:p>
                <draw:g>
                  <svg:desc>outside_1.G6:outside_1.G28</svg:desc>
                </draw:g>
              </table:table-cell>
              <table:table-cell office:value-type="float" office:value="0.008">
                <text:p>0.008</text:p>
                <draw:g>
                  <svg:desc>outside_1.E6:outside_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0242">
                <text:p>0.0242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3125">
                <text:p>0.031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392">
                <text:p>0.03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0512">
                <text:p>0.051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6125">
                <text:p>0.061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10125">
                <text:p>0.101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1568">
                <text:p>0.1568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0.19845">
                <text:p>0.198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245">
                <text:p>0.2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405">
                <text:p>0.4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605">
                <text:p>0.6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845">
                <text:p>0.8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28">
                <text:p>1.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.62">
                <text:p>1.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42">
                <text:p>2.42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